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sans1" svg:font-family="Lucidasans"/>
    <style:font-face style:name="StarSymbol" svg:font-family="StarSymbol"/>
    <style:font-face style:name="Courier 10 Pitch" svg:font-family="'Courier 10 Pitch'" style:font-pitch="fixed"/>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3.4375in" style:rel-column-width="32530*"/>
    </style:style>
    <style:style style:name="Table3.B" style:family="table-column">
      <style:table-column-properties style:column-width="3.4875in" style:rel-column-width="3300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P1" style:family="paragraph" style:parent-style-name="Bibliography_20_1">
      <style:paragraph-properties>
        <style:tab-stops/>
      </style:paragraph-properties>
    </style:style>
    <style:style style:name="P2" style:family="paragraph" style:parent-style-name="Standard">
      <style:paragraph-properties fo:text-align="center" style:justify-single-word="false"/>
    </style:style>
    <style:style style:name="P3" style:family="paragraph" style:parent-style-name="Table_20_Contents">
      <style:text-properties style:font-name="Courier 10 Pitch" fo:font-size="10pt" style:font-size-asian="10pt" style:font-size-complex="10pt"/>
    </style:style>
    <style:style style:name="P4" style:family="paragraph" style:parent-style-name="Standard" style:list-style-name="L1"/>
    <style:style style:name="P5"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Simple C Coding Standard</text:p>
      <text:p text:style-name="P2">Last updated: 03/19/09</text:p>
      <text:h text:style-name="Heading_20_1" text:outline-level="1">Golden rule</text:h>
      <text:p text:style-name="Text_20_body">Quality C code should hold to the ANSI standard for the language (one possible exception is the use of “<text:span text:style-name="Code_20_">//</text:span>” comments from C++ which are almost universally accepted by contemporary C compilers) and must at the very least compile without warnings (for the primary target compiler) if the compiler is instructed to report all warnings. <text:s/>If some warning is unavoidable, the offensive line must be documented as to why it can not be changed to remove the warning. <text:bibliography-mark text:identifier="ALMA" text:bibliography-type="www" text:author="Alan Bridger, Mick Brooks, and Jim Pisano" text:title="C Coding Standards" text:year="2001" text:url="http://www.alma.nrao.edu/development/computing/docs/joint/0009/2001-02-28.pdf">[1]</text:bibliography-mark> <text:s/>It may also be possible to suppress specific warnings dependent on compiler options – this is acceptable but could also be dangerous if the suppression has too large a scope.</text:p>
      <text:h text:style-name="Heading_20_1" text:outline-level="1">Commenting</text:h>
      <text:p text:style-name="Standard">There are four acceptable commenting styles: <text:span text:style-name="T1">block</text:span>, <text:span text:style-name="T1">critical-line</text:span>, <text:span text:style-name="T1">next-line</text:span>, and <text:span text:style-name="T1">line</text:span>. <text:s/>Block comments indicate many lines of code below are being covered by the comment. <text:s/>These are useful as file, function, algorithmic, or multi-line equation level comments. <text:s/>Next-line comments apply only to the line of code immediately beneath them. <text:s/>Critical-line comments are equivalent to next-liners, but they are formatted like block comments to indicate the line of code following (or the comment itself) is more important than normal. <text:s/>Each of these three comments are formated so that the initial "/*" is left with the code/scope to which it applies. <text:s/>Line comments apply to the line on which they appear, always to the right of all code on the line. <text:s/>Line comments are preferred over next-liners because they do not interrupt the vertical flow of code... use the next-line style if the line of code would exceed 80 characters when a line comment is added. <text:s/>Next-line and line comments should be used sparingly... since they are rarely complete sentences, it is often better in the long run to rewrite the line of code to be understandable alone or in the context of a block comment.</text:p>
      <text:p text:style-name="Standard"/>
      <text:p text:style-name="Preformatted_20_Text"><text:span text:style-name="Code_20_Comment">/*</text:span></text:p>
      <text:p text:style-name="Preformatted_20_Text"><text:span text:style-name="Code_20_Comment"><text:s/>* This block comment could apply to some function and describe its inner</text:span></text:p>
      <text:p text:style-name="Preformatted_20_Text"><text:span text:style-name="Code_20_Comment"><text:s/>* workings. <text:s/>Notice these sentences have traditional capitalization and</text:span></text:p>
      <text:p text:style-name="Preformatted_20_Text"><text:span text:style-name="Code_20_Comment"><text:s/>* punctuation... that's because it has to be read in a way completely</text:span></text:p>
      <text:p text:style-name="Preformatted_20_Text"><text:span text:style-name="Code_20_Comment"><text:s/>* unlike the Post-It style content of next-line and line comments.</text:span></text:p>
      <text:p text:style-name="Preformatted_20_Text"><text:span text:style-name="Code_20_Comment"><text:s/>*/</text:span></text:p>
      <text:p text:style-name="Preformatted_20_Text"><text:span text:style-name="Code_20_Comment"/></text:p>
      <text:p text:style-name="Preformatted_20_Text"><text:span text:style-name="Code_20_Comment">/*</text:span></text:p>
      <text:p text:style-name="Preformatted_20_Text"><text:span text:style-name="Code_20_Comment"><text:s/>* This line or comment is important... at least more than usual</text:span></text:p>
      <text:p text:style-name="Preformatted_20_Text"><text:span text:style-name="Code_20_Comment"><text:s/>*/</text:span></text:p>
      <text:p text:style-name="Preformatted_20_Text"><text:span text:style-name="Code_20_Comment"/></text:p>
      <text:p text:style-name="Preformatted_20_Text"><text:span text:style-name="Code_20_Comment">/* the next line is regular, but needs a comment */</text:span></text:p>
      <text:p text:style-name="Preformatted_20_Text"/>
      <text:p text:style-name="Preformatted_20_Text"><text:span text:style-name="Code_20_">frame = view_frame_num(0, 0, 4, 5);</text:span><text:span text:style-name="Code_20_Comment"> // double slash may not compile everywhere</text:span></text:p>
      <text:p text:style-name="Preformatted_20_Text"><text:span text:style-name="Code_20_Comment"/></text:p>
      <text:p text:style-name="Preformatted_20_Text"><text:span text:style-name="Code_20_">sqr_distance = distance * distance;</text:span><text:span text:style-name="Code_20_Comment"> /* this one is standard and will compile */</text:span></text:p>
      <text:p text:style-name="Standard"/>
      <text:p text:style-name="Standard"><text:span text:style-name="Citation">“The size of the comment should be proportional to the size of the code that it refers to. Consequently, properties of code that can fit within a single 24-line screen should not be commented unless they are not obvious. By contrast, even obvious global properties and invariants may need to be made explicit. This doesn't have to be through comments, though. The assert() macro is an excellent executable comment.” </text:span><text:bibliography-mark text:identifier="larson" text:bibliography-type="www" text:author="Jim Larson" text:title="Standards and Style for Coding in ANSI C" text:year="1996" text:url="http://www.jetcafe.org/jim/c-style.html">[2]</text:bibliography-mark> <text:s/>All source files and functions require leading block comments for consistency.</text:p>
      <text:h text:style-name="Heading_20_1" text:outline-level="1"><text:soft-page-break/>Naming conventions</text:h>
      <text:p text:style-name="Standard">Variable names should clearly imply what their values mean... do not rely on the types of variables to do this. <text:s/>Multiple word names are descriptive and most easily read if words are separated with the underscore character, “<text:span text:style-name="Code_20_">_</text:span>”. <text:s/><text:span text:style-name="Code_20_">DoNotUseCamelBackStyle because ItIsNotAs easy to read, especially when actual whitespace IsAddedFor syntactical purposes.</text:span> <text:s/>It is common practice to keep variable and function names completely lowercase. <text:s/>Constants are usually lowercase as well, but some groups prefer the standard of all-caps so they have the “eye feel” of older <text:span text:style-name="Code_20_">#define</text:span> macros. <text:s/></text:p>
      <text:p text:style-name="Standard"/>
      <text:p text:style-name="Standard"><text:span text:style-name="Code_20_">unsigned int table_index = find_index(jacket_table, “color”, COLOR_RED);</text:span></text:p>
      <text:p text:style-name="Standard"/>
      <text:p text:style-name="Standard">Boolean variables should be named to reflect the true condition... even if the variable is used to detect false conditions.</text:p>
      <text:p text:style-name="Standard"/>
      <table:table table:name="Table2" table:style-name="Table2">
        <table:table-column table:style-name="Table2.A"/>
        <table:table-column table:style-name="Table2.B"/>
        <table:table-row>
          <table:table-cell table:style-name="Table2.A1" office:value-type="string">
            <text:p text:style-name="Preformatted_20_Text"><text:span text:style-name="Code_20_">int last_item = 0;</text:span></text:p>
            <text:p text:style-name="Preformatted_20_Text"><text:span text:style-name="Code_20_">while(!last_item)</text:span></text:p>
            <text:p text:style-name="Preformatted_20_Text"><text:span text:style-name="Code_20_">{</text:span></text:p>
            <text:p text:style-name="Preformatted_20_Text"><text:span text:style-name="Code_20_"><text:s text:c="5"/>/* ... */</text:span></text:p>
            <text:p text:style-name="Preformatted_20_Text"><text:span text:style-name="Code_20_">}</text:span></text:p>
          </table:table-cell>
          <table:table-cell table:style-name="Table2.A1" office:value-type="string">
            <text:p text:style-name="Preformatted_20_Text"><text:span text:style-name="Code_20_">int char_found = is_alpha(c);</text:span></text:p>
          </table:table-cell>
        </table:table-row>
      </table:table>
      <text:p text:style-name="Standard"/>
      <text:p text:style-name="Standard"/>
      <text:p text:style-name="Standard">Single letter variable names should be avoided. <text:s/>Exceptions are:</text:p>
      <text:list text:style-name="L1">
        <text:list-item>
          <text:p text:style-name="P4">“<text:span text:style-name="Code_20_">i</text:span>”,”<text:span text:style-name="Code_20_">j</text:span>”, and “<text:span text:style-name="Code_20_">k</text:span>” are loop counters or temporary array indexes</text:p>
        </text:list-item>
        <text:list-item>
          <text:p text:style-name="P4">“<text:span text:style-name="Code_20_">m</text:span>” and “<text:span text:style-name="Code_20_">n</text:span>” are row and column indexes for multidimensional arrays</text:p>
        </text:list-item>
        <text:list-item>
          <text:p text:style-name="P4">“<text:span text:style-name="Code_20_">c</text:span>” and “<text:span text:style-name="Code_20_">s</text:span>” are temporary/parameter characters or strings</text:p>
        </text:list-item>
        <text:list-item>
          <text:p text:style-name="P4">“<text:span text:style-name="Code_20_">r</text:span>”, “<text:span text:style-name="Code_20_">g</text:span>”, “<text:span text:style-name="Code_20_">b</text:span>”, and “<text:span text:style-name="Code_20_">a</text:span>” are red, green, blue, and alpha levels, but only when they are used together</text:p>
        </text:list-item>
        <text:list-item>
          <text:p text:style-name="P4">“<text:span text:style-name="Code_20_">x</text:span>”, “<text:span text:style-name="Code_20_">y</text:span>”, and “<text:span text:style-name="Code_20_">z</text:span>” are coordinate values</text:p>
        </text:list-item>
      </text:list>
      <text:p text:style-name="Standard"/>
      <text:p text:style-name="Standard">Abbreviated words in variable names should be avoided. <text:s/>Exceptions are:</text:p>
      <text:list text:style-name="L1">
        <text:list-item text:start-value="1">
          <text:p text:style-name="P4">“<text:span text:style-name="Code_20_">char</text:span>” = character</text:p>
        </text:list-item>
        <text:list-item>
          <text:p text:style-name="P4">“<text:span text:style-name="Code_20_">col</text:span>” = column. <text:s/>Typically there is also “row” so it is not confused with color</text:p>
        </text:list-item>
        <text:list-item>
          <text:p text:style-name="P4">“<text:span text:style-name="Code_20_">cnt</text:span>” = count</text:p>
        </text:list-item>
        <text:list-item>
          <text:p text:style-name="P4">“<text:span text:style-name="Code_20_">pos</text:span>” = position</text:p>
        </text:list-item>
        <text:list-item>
          <text:p text:style-name="P4">“<text:span text:style-name="Code_20_">rem</text:span>” = remainder</text:p>
        </text:list-item>
      </text:list>
      <text:p text:style-name="Standard"/>
      <text:p text:style-name="Standard">Function names should follow the naming conventions of variables and clearly imply not only what the function does, but also the nature of what it returns (if anything). <text:s/>Functions that return boolean integers should be named to reflect the true condition... even if they are created to detect false conditions.</text:p>
      <text:p text:style-name="Standard"/>
      <table:table table:name="Table1" table:style-name="Table1">
        <table:table-column table:style-name="Table1.A"/>
        <table:table-column table:style-name="Table1.B"/>
        <table:table-row>
          <table:table-cell table:style-name="Table1.A1" office:value-type="string">
            <text:p text:style-name="Preformatted_20_Text"><text:span text:style-name="Code_20_">if(is_prime(i))</text:span></text:p>
            <text:p text:style-name="Preformatted_20_Text"><text:span text:style-name="Code_20_">{</text:span></text:p>
            <text:p text:style-name="Preformatted_20_Text"><text:span text:style-name="Code_20_"><text:s text:c="5"/></text:span><text:span text:style-name="Code_20_Comment">/* ... */</text:span></text:p>
            <text:p text:style-name="Preformatted_20_Text"><text:span text:style-name="Code_20_">}</text:span></text:p>
          </table:table-cell>
          <table:table-cell table:style-name="Table1.A1" office:value-type="string">
            <text:p text:style-name="Preformatted_20_Text"><text:span text:style-name="Code_20_">while(!labeled_correctly(sample))</text:span></text:p>
            <text:p text:style-name="Preformatted_20_Text"><text:span text:style-name="Code_20_">{</text:span></text:p>
            <text:p text:style-name="Preformatted_20_Text"><text:span text:style-name="Code_20_"><text:s text:c="5"/></text:span><text:span text:style-name="Code_20_Comment">/* ... */</text:span></text:p>
            <text:p text:style-name="Preformatted_20_Text"><text:span text:style-name="Code_20_">}</text:span></text:p>
          </table:table-cell>
        </table:table-row>
      </table:table>
      <text:p text:style-name="Standard"/>
      <text:p text:style-name="Standard">A function that is exported for use in multiple source files should be prefixed with the source file (or object module) name it was defined in (not declared... infinite declarations are allowed, but only one <text:soft-page-break/>definition). <text:s/>For example, the file <text:span text:style-name="Code_20_">list.c</text:span> may contain the implementation of a dynamic list ADT including an exported method for creating a list instance and an internal (static) method for overflow checking. <text:s/>The first function might be named “<text:span text:style-name="Code_20_">list_create</text:span>”, and the second, “<text:span text:style-name="Code_20_">is_overflowed</text:span>”. <text:s/>A function used only within its definition source file should be declared <text:span text:style-name="Code_20_">static</text:span> (as should all variables global to only one file's scope), have no prefix, and must not be declared in any header files. <text:s/>A function used externally from its definition source file should be declared <text:span text:style-name="Code_20_">extern</text:span> in the source's associated header file.</text:p>
      <text:p text:style-name="Standard"/>
      <text:h text:style-name="Heading_20_1" text:outline-level="1">Files</text:h>
      <text:p text:style-name="Text_20_body">Typically, every header file has the same base filename as an associated source file. <text:s/>Each header file is bound by conditional compilation commands using an all caps and underscored variant of the complete filename. <text:s/>Header files should never <text:span text:style-name="T1">define</text:span> functions or variables. <text:s/></text:p>
      <text:p text:style-name="Text_20_body"/>
      <table:table table:name="Table3" table:style-name="Table3">
        <table:table-column table:style-name="Table3.A"/>
        <table:table-column table:style-name="Table3.B"/>
        <table:table-row>
          <table:table-cell table:style-name="Table3.A1" office:value-type="string">
            <text:p text:style-name="Preformatted_20_Text"><text:span text:style-name="Code_20_Comment">/* </text:span></text:p>
            <text:p text:style-name="Preformatted_20_Text"><text:span text:style-name="Code_20_Comment"><text:s/>* File: basic_file.h</text:span></text:p>
            <text:p text:style-name="Preformatted_20_Text"><text:span text:style-name="Code_20_Comment"><text:s/>* Header file block comment </text:span></text:p>
            <text:p text:style-name="Preformatted_20_Text"><text:span text:style-name="Code_20_Comment"><text:s/>*/</text:span></text:p>
            <text:p text:style-name="Preformatted_20_Text"><text:span text:style-name="Code_20_">#ifndef BASIC_FILE_H</text:span></text:p>
            <text:p text:style-name="Preformatted_20_Text"><text:span text:style-name="Code_20_">#define BASIC_FILE_H</text:span></text:p>
            <text:p text:style-name="Preformatted_20_Text"><text:span text:style-name="Code_20_Comment">/* standard #includes */</text:span></text:p>
            <text:p text:style-name="Preformatted_20_Text"><text:span text:style-name="Code_20_Comment">/* project #includes */</text:span></text:p>
            <text:p text:style-name="Preformatted_20_Text"><text:span text:style-name="Code_20_Comment">/* type/constant definitions */</text:span></text:p>
            <text:p text:style-name="Preformatted_20_Text"><text:span text:style-name="Code_20_Comment">/* extern variable declarations */</text:span></text:p>
            <text:p text:style-name="Preformatted_20_Text"><text:span text:style-name="Code_20_Comment">/* extern function declarations */</text:span></text:p>
            <text:p text:style-name="Preformatted_20_Text"><text:span text:style-name="Code_20_">#endif /* BASIC_FILE_H */</text:span></text:p>
          </table:table-cell>
          <table:table-cell table:style-name="Table3.B1" office:value-type="string">
            <text:p text:style-name="Preformatted_20_Text"><text:span text:style-name="Code_20_Comment">/* </text:span></text:p>
            <text:p text:style-name="Preformatted_20_Text"><text:span text:style-name="Code_20_Comment"><text:s/>* File: basic_file.c</text:span></text:p>
            <text:p text:style-name="Preformatted_20_Text"><text:span text:style-name="Code_20_Comment"><text:s/>* Source file block comment...</text:span></text:p>
            <text:p text:style-name="Preformatted_20_Text"><text:span text:style-name="Code_20_Comment"><text:s/>*/</text:span></text:p>
            <text:p text:style-name="Preformatted_20_Text"><text:span text:style-name="Code_20_Comment">/* standard #includes */</text:span></text:p>
            <text:p text:style-name="Preformatted_20_Text"><text:span text:style-name="Code_20_Comment">/* project #includes */</text:span></text:p>
            <text:p text:style-name="Preformatted_20_Text"><text:span text:style-name="Code_20_">#include “basic_file.h”</text:span></text:p>
            <text:p text:style-name="Preformatted_20_Text"><text:span text:style-name="Code_20_Comment">/* externalized variable definitions */</text:span></text:p>
            <text:p text:style-name="Preformatted_20_Text"><text:span text:style-name="Code_20_Comment">/* static variables (locally global) */</text:span></text:p>
            <text:p text:style-name="Preformatted_20_Text"><text:span text:style-name="Code_20_Comment">/* static function declarations */</text:span></text:p>
            <text:p text:style-name="Preformatted_20_Text"><text:span text:style-name="Code_20_Comment">/* externalized function definitions */</text:span></text:p>
            <text:p text:style-name="Preformatted_20_Text"><text:span text:style-name="Code_20_Comment">/* static function definitions */</text:span></text:p>
          </table:table-cell>
        </table:table-row>
      </table:table>
      <text:p text:style-name="Text_20_body"/>
      <text:p text:style-name="Text_20_body">Header files should only <text:span text:style-name="Code_20_">#include</text:span> what is necessary to allow a file that includes it to compile. <text:s/>Associated source files will always <text:span text:style-name="Code_20_">#include</text:span> the header of the same name, but should <text:span text:style-name="Code_20_">#include</text:span> files whose resources are used within the source even if they are already included in that header. <text:s/>This provides a complete context for readers of the source file... i.e., they don't have to search through headers to determine <text:s/>where a resource came from. <text:s/>For example, consider a header and source that use <text:span text:style-name="Code_20_">FILE</text:span> pointers declared in <text:span text:style-name="Code_20_">stdio.h</text:span>. <text:s/>The header must <text:span text:style-name="Code_20_">#include &lt;stdio.h&gt;</text:span> to ensure files that include <text:span text:style-name="T1">it</text:span><text:span text:style-name="T2"> will be able to compile. <text:s/>The corresponding source </text:span><text:span text:style-name="Code_20_"><text:span text:style-name="T2">#include</text:span></text:span><text:span text:style-name="T2">s the associated header and therefore receives the benefit of </text:span><text:span text:style-name="Code_20_"><text:span text:style-name="T2">stdio.h</text:span></text:span><text:span text:style-name="T2"> automatically. <text:s/>The source would be unnerving if the </text:span><text:span text:style-name="Code_20_"><text:span text:style-name="T2">FILE</text:span></text:span><text:span text:style-name="T2"> type was used and </text:span><text:span text:style-name="Code_20_"><text:span text:style-name="T2">stdio.h</text:span></text:span><text:span text:style-name="T2"> was not </text:span><text:span text:style-name="Code_20_"><text:span text:style-name="T2">#included</text:span></text:span><text:span text:style-name="T2">.</text:span></text:p>
      <text:h text:style-name="Heading_20_1" text:outline-level="1">Formatting</text:h>
      <text:p text:style-name="Text_20_body">Always use tab characters rather than spaces at the beginning of lines. <text:s/>Make sure your editing environment uses at least five visual spaces to represent tabs. <text:s/>This will make code push horizontal limits with very little depth, thus deterring extraordinary amounts of nested statements. <text:s/>The large tab approach “makes poorly-written programs blatantly ugly”. <text:bibliography-mark text:identifier="larson" text:bibliography-type="www" text:author="Jim Larson" text:title="Standards and Style for Coding in ANSI C" text:year="1996" text:url="http://www.jetcafe.org/jim/c-style.html">[2]</text:bibliography-mark> <text:s/>It may <text:span text:style-name="T1">periodically</text:span><text:span text:style-name="T2"> cause small pieces of well written code to seem unruly, but it is worth it overall.</text:span></text:p>
      <text:p text:style-name="P5"/>
      <text:p text:style-name="Text_20_body">Block statements encapsulated with braces should place the opening brace on the same line after the end of the conditional statement or function parameter list, and the closing brace at the same column <text:soft-page-break/>position as the beginning of the conditional statement or function return parameter, on the line immediately after the end of the block. </text:p>
      <text:p text:style-name="Text_20_body"/>
      <table:table table:name="Table4" table:style-name="Table4">
        <table:table-column table:style-name="Table4.A"/>
        <table:table-column table:style-name="Table4.B"/>
        <table:table-row>
          <table:table-cell table:style-name="Table4.A1" office:value-type="string">
            <text:p text:style-name="Preformatted_20_Text"><text:span text:style-name="Code_20_">if(some_int &gt; 0) {</text:span></text:p>
            <text:p text:style-name="Preformatted_20_Text"><text:span text:style-name="Code_20_"><text:s text:c="5"/>statement1;</text:span></text:p>
            <text:p text:style-name="Preformatted_20_Text"><text:span text:style-name="Code_20_"><text:s text:c="5"/>statement2;</text:span></text:p>
            <text:p text:style-name="Preformatted_20_Text"><text:span text:style-name="Code_20_">}</text:span></text:p>
          </table:table-cell>
          <table:table-cell table:style-name="Table4.B1" office:value-type="string">
            <text:p text:style-name="P3">void some_function(arg1, arg2) {</text:p>
            <text:p text:style-name="P3"><text:s text:c="5"/>statement1;</text:p>
            <text:p text:style-name="P3"><text:s text:c="5"/>statement2;</text:p>
            <text:p text:style-name="P3">}</text:p>
          </table:table-cell>
        </table:table-row>
      </table:table>
      <text:p text:style-name="Text_20_body"/>
      <text:p text:style-name="Text_20_body"><text:s/>Conditional statements (such as <text:span text:style-name="Code_20_">if</text:span>, <text:span text:style-name="Code_20_">else</text:span>, <text:span text:style-name="Code_20_">while</text:span>, <text:span text:style-name="Code_20_">for</text:span>, <text:span text:style-name="Code_20_">switch</text:span>, etc) should always be followed by such block statements, even if they contain only one line statement. <text:s/>These formatting conditions are contrary to Kernighan and Ritchie's “one true brace style”. <text:bibliography-mark text:identifier="K_&amp;_R" text:bibliography-type="book" text:author="Brian Kernighan, Dennis Ritchie" text:publisher="Prentice Hall" text:title="The C Programing Language" text:year="1988">[3]</text:bibliography-mark></text:p>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es</text:p>
          </text:index-title>
          <text:p text:style-name="P1">1: Alan Bridger, Mick Brooks, and Jim Pisano, C Coding Standards, 2001, http://www.alma.nrao.edu/development/computing/docs/joint/0009/2001-02-28.pdf</text:p>
          <text:p text:style-name="P1">2: Jim Larson, Standards and Style for Coding in ANSI C, 1996, http://www.jetcafe.org/jim/c-style.html</text:p>
          <text:p text:style-name="P1">3: Brian Kernighan, Dennis Ritchie, The C Programing Language, 1988</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StarSymbol" svg:font-family="StarSymbol"/>
    <style:font-face style:name="Courier 10 Pitch" svg:font-family="'Courier 10 Pitch'" style:font-pitch="fixed"/>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Code_20_Comment" style:display-name="Code Comment" style:family="text">
      <style:text-properties fo:color="#808080" style:font-name="Courier 10 Pitch" fo:font-size="10pt" style:font-size-asian="10pt" style:font-size-complex="10pt"/>
    </style:style>
    <style:style style:name="Code_20_" style:display-name="Code " style:family="text" style:parent-style-name="Code_20_Comment">
      <style:text-properties style:use-window-font-color="true" style:font-name="Courier 10 Pitch" fo:font-size="10pt" style:font-size-asian="10pt" style:font-size-complex="10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1-28T19:41:36</meta:creation-date>
    <dc:creator>Dave Woytowicz</dc:creator>
    <dc:date>2009-03-24T22:47:15</dc:date>
    <meta:editing-cycles>28</meta:editing-cycles>
    <meta:editing-duration>PT20H7M18S</meta:editing-duration>
    <meta:user-defined meta:name="Info 1"/>
    <meta:user-defined meta:name="Info 2"/>
    <meta:user-defined meta:name="Info 3"/>
    <meta:user-defined meta:name="Info 4"/>
    <meta:document-statistic meta:table-count="4" meta:image-count="0" meta:object-count="0" meta:page-count="4" meta:paragraph-count="94" meta:word-count="1388" meta:character-count="8847"/>
  </office:meta>
</office:document-meta>
</file>